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2"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4" style:family="paragraph" style:parent-style-name="Standard">
      <style:text-properties fo:font-weight="bold" officeooo:rsid="0068c093" officeooo:paragraph-rsid="0068c093" style:font-weight-asian="bold" style:font-weight-complex="bold"/>
    </style:style>
    <style:style style:name="P5" style:family="paragraph" style:parent-style-name="Standard">
      <style:paragraph-properties fo:text-align="center" style:justify-single-word="false"/>
      <style:text-properties fo:font-weight="bold" officeooo:rsid="0068c093" officeooo:paragraph-rsid="0068c093" style:font-weight-asian="bold" style:font-weight-complex="bold"/>
    </style:style>
    <style:style style:name="P6" style:family="paragraph" style:parent-style-name="Standard">
      <style:paragraph-properties fo:text-align="start" style:justify-single-word="false"/>
      <style:text-properties fo:font-weight="bold" officeooo:rsid="006a5a3c" officeooo:paragraph-rsid="006a5a3c" style:font-weight-asian="bold" style:font-weight-complex="bold"/>
    </style:style>
    <style:style style:name="P7" style:family="paragraph" style:parent-style-name="Standard">
      <style:paragraph-properties fo:text-align="center" style:justify-single-word="false"/>
      <style:text-properties fo:font-weight="bold" officeooo:rsid="006a5a3c" officeooo:paragraph-rsid="006a5a3c" style:font-weight-asian="bold" style:font-weight-complex="bold"/>
    </style:style>
    <style:style style:name="P8" style:family="paragraph" style:parent-style-name="Standard">
      <style:paragraph-properties fo:text-align="start" style:justify-single-word="false"/>
      <style:text-properties fo:font-weight="bold" officeooo:rsid="006c0177" officeooo:paragraph-rsid="006c0177" style:font-weight-asian="bold" style:font-weight-complex="bold"/>
    </style:style>
    <style:style style:name="P9" style:family="paragraph" style:parent-style-name="Standard">
      <style:paragraph-properties fo:text-align="center" style:justify-single-word="false"/>
      <style:text-properties fo:font-weight="bold" officeooo:rsid="006c0177" officeooo:paragraph-rsid="006c0177" style:font-weight-asian="bold" style:font-weight-complex="bold"/>
    </style:style>
    <style:style style:name="P10" style:family="paragraph" style:parent-style-name="Standard">
      <style:paragraph-properties fo:text-align="start" style:justify-single-word="false"/>
      <style:text-properties fo:font-weight="bold" officeooo:rsid="006c9344" officeooo:paragraph-rsid="006c9344" style:font-weight-asian="bold" style:font-weight-complex="bold"/>
    </style:style>
    <style:style style:name="P11" style:family="paragraph" style:parent-style-name="Standard">
      <style:paragraph-properties fo:text-align="center" style:justify-single-word="false"/>
      <style:text-properties fo:font-weight="bold" officeooo:rsid="006c9344" officeooo:paragraph-rsid="006c9344" style:font-weight-asian="bold" style:font-weight-complex="bold"/>
    </style:style>
    <style:style style:name="P12" style:family="paragraph" style:parent-style-name="Standard">
      <style:paragraph-properties fo:text-align="start" style:justify-single-word="false"/>
      <style:text-properties fo:font-weight="bold" officeooo:rsid="006e0413" officeooo:paragraph-rsid="006e0413" style:font-weight-asian="bold" style:font-weight-complex="bold"/>
    </style:style>
    <style:style style:name="P13" style:family="paragraph" style:parent-style-name="Standard">
      <style:paragraph-properties fo:text-align="center" style:justify-single-word="false"/>
      <style:text-properties fo:font-weight="bold" officeooo:rsid="006e0413" officeooo:paragraph-rsid="006e0413" style:font-weight-asian="bold" style:font-weight-complex="bold"/>
    </style:style>
    <style:style style:name="P14" style:family="paragraph" style:parent-style-name="Standard">
      <style:paragraph-properties fo:text-align="start" style:justify-single-word="false"/>
      <style:text-properties fo:font-weight="bold" officeooo:rsid="007044a1" officeooo:paragraph-rsid="007044a1" style:font-weight-asian="bold" style:font-weight-complex="bold"/>
    </style:style>
    <style:style style:name="P15" style:family="paragraph" style:parent-style-name="Standard">
      <style:paragraph-properties fo:text-align="center" style:justify-single-word="false"/>
      <style:text-properties fo:font-weight="bold" officeooo:rsid="007044a1" officeooo:paragraph-rsid="007044a1" style:font-weight-asian="bold" style:font-weight-complex="bold"/>
    </style:style>
    <style:style style:name="P16" style:family="paragraph" style:parent-style-name="Standard">
      <style:paragraph-properties fo:text-align="start" style:justify-single-word="false"/>
      <style:text-properties fo:font-weight="bold" officeooo:rsid="0070e9af" officeooo:paragraph-rsid="0070e9af" style:font-weight-asian="bold" style:font-weight-complex="bold"/>
    </style:style>
    <style:style style:name="P17" style:family="paragraph" style:parent-style-name="Standard">
      <style:paragraph-properties fo:text-align="center" style:justify-single-word="false"/>
      <style:text-properties fo:font-weight="bold" officeooo:rsid="0070e9af" officeooo:paragraph-rsid="0070e9af" style:font-weight-asian="bold" style:font-weight-complex="bold"/>
    </style:style>
    <style:style style:name="P18" style:family="paragraph" style:parent-style-name="Standard">
      <style:paragraph-properties fo:text-align="start" style:justify-single-word="false"/>
      <style:text-properties fo:font-weight="bold" officeooo:rsid="0072502e" officeooo:paragraph-rsid="0072502e" style:font-weight-asian="bold" style:font-weight-complex="bold"/>
    </style:style>
    <style:style style:name="P19" style:family="paragraph" style:parent-style-name="Standard">
      <style:paragraph-properties fo:text-align="center" style:justify-single-word="false"/>
      <style:text-properties fo:font-weight="bold" officeooo:rsid="0072502e" officeooo:paragraph-rsid="0072502e" style:font-weight-asian="bold" style:font-weight-complex="bold"/>
    </style:style>
    <style:style style:name="P20" style:family="paragraph" style:parent-style-name="Standard">
      <style:paragraph-properties fo:text-align="start" style:justify-single-word="false"/>
      <style:text-properties fo:font-weight="bold" officeooo:rsid="0072b451" officeooo:paragraph-rsid="0072b451" style:font-weight-asian="bold" style:font-weight-complex="bold"/>
    </style:style>
    <style:style style:name="P21" style:family="paragraph" style:parent-style-name="Standard">
      <style:paragraph-properties fo:text-align="start" style:justify-single-word="false"/>
      <style:text-properties fo:font-weight="bold" officeooo:rsid="0072b451" officeooo:paragraph-rsid="00737b5c" style:font-weight-asian="bold" style:font-weight-complex="bold"/>
    </style:style>
    <style:style style:name="P22" style:family="paragraph" style:parent-style-name="Standard">
      <style:paragraph-properties fo:text-align="start" style:justify-single-word="false"/>
      <style:text-properties fo:font-weight="bold" officeooo:rsid="0072b451" officeooo:paragraph-rsid="00738bb5" style:font-weight-asian="bold" style:font-weight-complex="bold"/>
    </style:style>
    <style:style style:name="P23" style:family="paragraph" style:parent-style-name="Standard">
      <style:paragraph-properties fo:text-align="center" style:justify-single-word="false"/>
      <style:text-properties fo:font-weight="bold" officeooo:rsid="0072b451" officeooo:paragraph-rsid="0072b451" style:font-weight-asian="bold" style:font-weight-complex="bold"/>
    </style:style>
    <style:style style:name="P24" style:family="paragraph" style:parent-style-name="Standard">
      <style:paragraph-properties fo:text-align="center" style:justify-single-word="false"/>
      <style:text-properties fo:font-weight="bold" officeooo:rsid="0072b451" officeooo:paragraph-rsid="00737b5c" style:font-weight-asian="bold" style:font-weight-complex="bold"/>
    </style:style>
    <style:style style:name="P25" style:family="paragraph" style:parent-style-name="Standard">
      <style:paragraph-properties fo:text-align="center" style:justify-single-word="false"/>
      <style:text-properties fo:font-weight="bold" officeooo:rsid="0072b451" officeooo:paragraph-rsid="00738bb5" style:font-weight-asian="bold" style:font-weight-complex="bold"/>
    </style:style>
    <style:style style:name="P26" style:family="paragraph" style:parent-style-name="Standard">
      <style:paragraph-properties fo:text-align="start" style:justify-single-word="false"/>
      <style:text-properties fo:font-weight="bold" officeooo:rsid="00737b5c" officeooo:paragraph-rsid="00737b5c" style:font-weight-asian="bold" style:font-weight-complex="bold"/>
    </style:style>
    <style:style style:name="P27" style:family="paragraph" style:parent-style-name="Standard">
      <style:paragraph-properties fo:text-align="start" style:justify-single-word="false"/>
      <style:text-properties fo:font-weight="bold" officeooo:rsid="00738bb5" officeooo:paragraph-rsid="00738bb5" style:font-weight-asian="bold" style:font-weight-complex="bold"/>
    </style:style>
    <style:style style:name="P28" style:family="paragraph" style:parent-style-name="Standard">
      <style:paragraph-properties fo:text-align="start" style:justify-single-word="false"/>
      <style:text-properties fo:font-weight="normal" officeooo:rsid="006a5a3c" officeooo:paragraph-rsid="006a5a3c" style:font-weight-asian="normal" style:font-weight-complex="normal"/>
    </style:style>
    <style:style style:name="P29" style:family="paragraph" style:parent-style-name="Standard">
      <style:paragraph-properties fo:text-align="start" style:justify-single-word="false"/>
      <style:text-properties fo:font-weight="normal" officeooo:rsid="006c0177" officeooo:paragraph-rsid="006c0177" style:font-weight-asian="normal" style:font-weight-complex="normal"/>
    </style:style>
    <style:style style:name="P30" style:family="paragraph" style:parent-style-name="Standard">
      <style:paragraph-properties fo:text-align="start" style:justify-single-word="false"/>
      <style:text-properties fo:font-weight="normal" officeooo:rsid="006c9344" officeooo:paragraph-rsid="006c9344" style:font-weight-asian="normal" style:font-weight-complex="normal"/>
    </style:style>
    <style:style style:name="P31" style:family="paragraph" style:parent-style-name="Standard">
      <style:paragraph-properties fo:text-align="start" style:justify-single-word="false"/>
      <style:text-properties fo:font-weight="normal" officeooo:rsid="0072b451" officeooo:paragraph-rsid="0072b451" style:font-weight-asian="normal" style:font-weight-complex="normal"/>
    </style:style>
    <style:style style:name="P32" style:family="paragraph" style:parent-style-name="Standard">
      <style:paragraph-properties fo:text-align="start" style:justify-single-word="false"/>
      <style:text-properties fo:font-weight="normal" officeooo:rsid="0072b451" officeooo:paragraph-rsid="00738bb5" style:font-weight-asian="normal" style:font-weight-complex="normal"/>
    </style:style>
    <style:style style:name="P33" style:family="paragraph" style:parent-style-name="Standard">
      <style:paragraph-properties fo:text-align="start" style:justify-single-word="false"/>
      <style:text-properties fo:font-weight="normal" officeooo:rsid="00737b5c" officeooo:paragraph-rsid="00737b5c" style:font-weight-asian="normal" style:font-weight-complex="normal"/>
    </style:style>
    <style:style style:name="P34" style:family="paragraph" style:parent-style-name="Standard">
      <style:paragraph-properties fo:text-align="start" style:justify-single-word="false"/>
      <style:text-properties fo:font-weight="normal" officeooo:rsid="00738bb5" officeooo:paragraph-rsid="00738bb5" style:font-weight-asian="normal" style:font-weight-complex="normal"/>
    </style:style>
    <style:style style:name="P35" style:family="paragraph" style:parent-style-name="Standard">
      <style:text-properties officeooo:paragraph-rsid="0013202e"/>
    </style:style>
    <style:style style:name="T1"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weight-asian="normal" style:font-size-complex="8pt" style:font-weight-complex="normal"/>
    </style:style>
    <style:style style:name="T3"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ize-complex="8pt"/>
    </style:style>
    <style:style style:name="T4"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ize-complex="8pt"/>
    </style:style>
    <style:style style:name="T7" style:family="text">
      <style:text-properties fo:font-variant="normal" fo:text-transform="none" fo:color="#ffffff" loext:opacity="100%" style:text-line-through-style="none" style:text-line-through-type="none" style:font-name="Noto Sans Mono" fo:font-size="8pt" fo:font-style="normal" style:text-underline-style="none" officeooo:rsid="006a5a3c" style:text-blinking="false" fo:background-color="transparent" loext:char-shading-value="0" style:font-size-asian="8pt" style:font-size-complex="8pt"/>
    </style:style>
    <style:style style:name="T8"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9" style:family="text">
      <style:text-properties fo:font-variant="normal" fo:text-transform="none" fo:color="#ffffff" loext:opacity="100%" style:text-line-through-style="none" style:text-line-through-type="none" style:font-name="Noto Sans Mono" fo:font-size="8pt"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italic" style:text-underline-style="none" style:text-blinking="false" fo:background-color="transparent" loext:char-shading-value="0" style:font-size-asian="8pt" style:font-style-asian="italic" style:font-size-complex="8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II.VII.XXIV</text:p>
      <text:p text:style-name="P1"/>
      <text:p text:style-name="P1">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1"><text:s text:c="3"/>Last Saturday, I stopped by the Brew Pump on my way to the Ether Jam and ordered a beer out of habit. I stared at it with regret, wondering what it could possibly do for me apart from lead to more drinking. We had an incredible jam that night.</text:p>
      <text:p text:style-name="P1"><text:s text:c="3"/>Some of my reconsiderings had begun from conversations I'd recently had with Hannah after confessing that it seemed like we like each other. Her initial "conclusion" was that we are too different, partly because of my relationship with substances.</text:p>
      <text:p text:style-name="P1"><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1"/>
      <text:p text:style-name="P1">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1"/>
      <text:p text:style-name="P1">The ultimate paradigm shift that led me to purchase this journal and pen was the realization of my dream life, walking around and encountering people could <text:soft-page-break/>be executed beyond my wildest dreams without the excuse of beer prohibiting me from how long I can "be in the field."</text:p>
      <text:p text:style-name="P1"/>
      <text:p text:style-name="P1">On Sunday, I saw Cait while drinking a coffee at the Brew Pump. She asked if I was sober in a shocked manner. I realized she hadn't changed at all in ten months, which contextualized how much I had.</text:p>
      <text:p text:style-name="P1"><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1"><text:s text:c="3"/>Zero beers were had, but I still felt pleasantly rocked when I got home. I listened to music and ate a box of Cheez-Its.</text:p>
      <text:p text:style-name="P1"><text:s text:c="3"/>Tuesday I voted, hung with Francis and fell asleep at 7PM. Wednesday I was lazy until our trio shed hang where we recorded Bobby.</text:p>
      <text:p text:style-name="P1"/>
      <text:p text:style-name="P1">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1"><text:s text:c="3"/>I decided it was time, so I did that, came back to the library, sat in the same spot and wrote.</text:p>
      <text:p text:style-name="P1"/>
      <text:p text:style-name="P1">I've also been thinking about how any invitation ever from my dad to hang out always specifically includes beer. </text:p>
      <text:p text:style-name="P1"><text:s/></text:p>
      <text:p text:style-name="P3"><text:soft-page-break/>. . .</text:p>
      <text:p text:style-name="P1"/>
      <text:p text:style-name="P1">I got a cold brew from avl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1"><text:s text:c="3"/>The sun started going down, so Erica and I walked home, where I wrote in my journal after putting my groceries away: peas, Cheez-Its, clementines and bananas.</text:p>
      <text:p text:style-name="P1"/>
      <text:p text:style-name="P3">. . .</text:p>
      <text:p text:style-name="P1"/>
      <text:p text:style-name="P1">I walked downtown, stopping briefly at the Country Club and Morgan's Comics. Rachel's loops were mesmerizing. I sat with Old Sap and his wife Leah (?) until set break, at which point I signed up to buy Rachel's upcoming vinyl.</text:p>
      <text:p text:style-name="P1"><text:s text:c="3"/>I walked back to the west side, stopping briefly at the Double Crown for a Squirrel Nut Zippers-esque band, went to Ingles for Cheetos, grape juice &amp; Sprite, then hung at the Country Club a bit before walking home, getting into my pajamas and writing in my journal. It was good to talk to Taylor Martin for a few. </text:p>
      <text:p text:style-name="P1"/>
      <text:p text:style-name="P2">III.VIII</text:p>
      <text:p text:style-name="P1"/>
      <text:p text:style-name="P1">I woke at 9:30 and consumed way too much content on my phone. Eventually, I went downstairs, made a cup-and-a-half of coffee, talked to Erica for a few <text:soft-page-break/>minutes, came up to my room and looked at my phone some more.</text:p>
      <text:p text:style-name="P1"><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1"/>
      <text:p text:style-name="P1">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1"><text:s text:c="3"/>Just as it was getting really exciting, they started playing Easy Beat and brought Pat on stage, who got sappy for a xecond, something I don't even remember from Brian's funeral. I can't believe I just called him that.</text:p>
      <text:p text:style-name="P1"/>
      <text:p text:style-name="P1">Things got lazy and less blatantly sacred after that. I ate Cheez-Its, ramen w/ peas and listened to some more Dr. Dog.</text:p>
      <text:p text:style-name="P1"/>
      <text:p text:style-name="P3">. . .</text:p>
      <text:p text:style-name="P1"/>
      <text:p text:style-name="P1">I walked to Izzy's, enjoyed a coffee on their porch and then walked down to Kevin's house where we had a fun and relazed evening going through tunes we'd like to eventually cover for a divas show. To Dulci's surprise, I walked home in the rain, ate the rest of my Cheetos and fell asleep.</text:p>
      <text:p text:style-name="P1"/>
      <text:p text:style-name="P2">III.IX</text:p>
      <text:p text:style-name="P1"/>
      <text:p text:style-name="P1"><text:soft-page-break/>Woke to pre-9AM texts from Tina, made coffee, looked at my phone a bit, learned Ryan has COVID, agreed to hopefully rock anyway and wrote in my journal.</text:p>
      <text:p text:style-name="P1"/>
      <text:p text:style-name="P3">. . .</text:p>
      <text:p text:style-name="P1"/>
      <text:p text:style-name="P1">I loaded drums into the truck, set them up, drove home, made peas n' noodles, packed my bag, walked to Battle Cat, drank two coffees, ran through the set with Kevin and wrote in my journal.</text:p>
      <text:p text:style-name="P1"/>
      <text:p text:style-name="P3">. . .</text:p>
      <text:p text:style-name="P1"/>
      <text:p text:style-name="P1">We played a beautiful set. At some point, I decided my next drink is locked inside Darwin's time capsule. Tina gave me a ride home, where I got undressed, laid in bed and texted with Hannah a bit before falling asleep.</text:p>
      <text:p text:style-name="P1"/>
      <text:p text:style-name="P2">III.X</text:p>
      <text:p text:style-name="P1"/>
      <text:p text:style-name="P1">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1"><text:s text:c="3"/>I ate a banana, made a second cup of coffee, listened to Michael Kiwanuka and then the Ever-Expanding record while writing in my journal.</text:p>
      <text:p text:style-name="P1"><text:s text:c="3"/>It is dawning on me now that the record could possibly be eponymous.</text:p>
      <text:p text:style-name="P1"/>
      <text:p text:style-name="P1">I listened to some Michael Nau, took a bath, made some pea noodles, played some phone chess with JB and wrote in my journal while contemplating a third cup of coffee.</text:p>
      <text:p text:style-name="P1"><text:soft-page-break/></text:p>
      <text:p text:style-name="P3">. . .</text:p>
      <text:p text:style-name="P1"/>
      <text:p text:style-name="P1">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1"><text:s text:c="3"/>Kevin and I rode home mostly in silence until I decided to mention my date with Allison. I went quickly to bed, only taking my clothes off one at a time when they started to bother me. </text:p>
      <text:p text:style-name="P1"/>
      <text:p text:style-name="P2">III.XI</text:p>
      <text:p text:style-name="P1"/>
      <text:p text:style-name="P1">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1"/>
      <text:p text:style-name="P3">. . .</text:p>
      <text:p text:style-name="P1"/>
      <text:p text:style-name="P1">I decided to walk downtown but was hollered at by Piper, so we ate lunch at Tastee Diner. I walked home after that, put my sandwich in the fridge and walked to Aldi for grapes and citrus before swinging by the brewpump and drinking four cups of coffee.</text:p>
      <text:p text:style-name="P1"><text:s text:c="3"/>I walked home as the sun started to go down to put on my nighttime clothes and write in my journal.</text:p>
      <text:p text:style-name="P1"/>
      <text:p text:style-name="P3">. . .</text:p>
      <text:p text:style-name="P1"/>
      <text:p text:style-name="P1"><text:soft-page-break/>Erica followed me up to Different World for a drink and seemed surprised that I left without having one. The show had not yet started and it was very quiet.</text:p>
      <text:p text:style-name="P1"><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1"><text:s text:c="3"/>She went home for sleep, so I walked back to One World. Barbie told me Justin was basically refusing to leave Cait's house, which was unsurprising apart from me figuring that had already played out.</text:p>
      <text:p text:style-name="P1"><text:s text:c="3"/>I drove Lucy &amp; I up to Double Crown, but they were closed, so we went to Waffle House and then Lucy House. We promptly got in bed and watched Ricky Stanicky. I dreamt I was in Roller Coaster Tycoon with Allison Etzel looking for secrets.</text:p>
      <text:p text:style-name="P1"/>
      <text:p text:style-name="P2">III.XII</text:p>
      <text:p text:style-name="P1"/>
      <text:p text:style-name="P1">I woke, drank tons of coffee and watched Lucy try to organize her life. SHe eventually drove me home, where I made some peas n' noodles; I packed my bag, walked to the Pump, arrived at 3:00 on the nose, ate my food and wrote in my journal.</text:p>
      <text:p text:style-name="P1"/>
      <text:p text:style-name="P3">. . .</text:p>
      <text:p text:style-name="P1"/>
      <text:p text:style-name="P1">I felt very tired at 3:45, so I walked home, ate some fruit and laid down for a while. I went back to the Pump and hung out until sundown, at which point I went back home, took a bath, ate some food, talked to Erica and was in bed by 11.</text:p>
      <text:p text:style-name="P1"/>
      <text:p text:style-name="P2">III.XIII</text:p>
      <text:p text:style-name="P1"/>
      <text:p text:style-name="P1"><text:soft-page-break/>I woke around ten, got dressed and walked straight to the Asheville Club, where I drank an Americano. They were trying to fix the Guinness tap, and Sal brought me a foaming pint so that I may assess its quality, which I declined. "I can't," I said, "I quit."</text:p>
      <text:p text:style-name="P1"><text:s text:c="3"/>I got a second Americano and drank it in Bartel Pritchard, where three App kids asked if they could pray for me. Bless their hearts, they sure tried. Allison said she wanted to get dinner at Botiwalla, so I started heading back west.</text:p>
      <text:p text:style-name="P1"><text:s text:c="3"/>But, she was confused and thought Botiwalla was downtown. She said she had a Burial gift card though, so we decided we would eat there. I ran into Myles on my way home, changed shoes, packed my bag and walked up to the brewpump where I drank a coffee and wrote in my journal.</text:p>
      <text:p text:style-name="P1"><text:s text:c="3"/>I got a second cup, smoked some pot and rode that wave before walking across the street and buying some arugula alternative. I walked home, made a bagel sandwich and wrote in my journal, still very high.</text:p>
      <text:p text:style-name="P1"/>
      <text:p text:style-name="P3">. . .</text:p>
      <text:p text:style-name="P1"/>
      <text:p text:style-name="P1">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1"/>
      <text:p text:style-name="P2">III.XIV</text:p>
      <text:p text:style-name="P1"/>
      <text:p text:style-name="P1"><text:soft-page-break/>I woke at 8, drank two cups of coffee, walked to Aldi, made noodles n' peas and came dangerously close to taking a nap before writing in my journal.</text:p>
      <text:p text:style-name="P1"><text:s text:c="3"/>I went to the brewpump, then Kevin's house to let Charlie out. Then, I met Juan at the Pump and played two games of Splendor before walking home, taking a bath and going straight to bed with my window cracked.</text:p>
      <text:p text:style-name="P1"/>
      <text:p text:style-name="P2">III.XV</text:p>
      <text:p text:style-name="P1"/>
      <text:p text:style-name="P1">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1"><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1"><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1"><text:s text:c="3"/>I was outside of the Grey Eagle when she texted me back saying she was in a similar situation and was relieved to know I wasn't looking for exclusive on the quick.</text:p>
      <text:p text:style-name="P1"><text:s text:c="3"/>I walked to the Asheville Club, got a coffee and Sierra's number, chated with Edwin on the street, who understood exactly what I was up to musically and how much it meant, got a latte and walked to the Country Club where I chatted with Jessie, Juliette <text:soft-page-break/>and met John. I came home, ate a banana, brushed my teeth and wrote in my journal.</text:p>
      <text:p text:style-name="P1"/>
      <text:p text:style-name="P3">. . .</text:p>
      <text:p text:style-name="P1"/>
      <text:p text:style-name="P1">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1"/>
      <text:p text:style-name="P1">III.XVI</text:p>
      <text:p text:style-name="P1"/>
      <text:p text:style-name="P1">Again I stayed up late and woke up early; Erica was having a gout attack. I made a coffee before 8am, walked downtown to AVL club, ordered one, saw Kari Gunn outside of Bartel Prichard. I ordered another, drank some in the bar and walked to the west side, stopping to pee at Archetype.</text:p>
      <text:p text:style-name="P1"><text:s text:c="3"/>I talked to my mom while I walked to Odd's, where I sat on the back porch and listened to music. Retrocade's tunes got too loud when they opened their garage door, so I went and sat on the pile of lumber at the top of Sand Hill.</text:p>
      <text:p text:style-name="P1"><text:s text:c="3"/>I walked down to Middlemont, running into Courtney &amp; Lindsey on the way, who were racking mountain bikes on the back of their van. I ran through 11 tunes w/ Ryan, Melissa and Max including a coffee break, #4, with Ryan.</text:p>
      <text:p text:style-name="P1"><text:s text:c="3"/>I played them Back in the Water and walked up to Diatribe where I went 2-1 in chess with Charlie and drank an Athletic IPA. I walked home, made peas &amp; noodles, ate a bunch of fruit, changed into my Rainbows and walked up to the brewpump. I ate my food, smoked a bowl, drank some Cheerwine, sat next to Dr. Myles and wrote in my journal.</text:p>
      <text:p text:style-name="P1"><text:soft-page-break/></text:p>
      <text:p text:style-name="P3">. . .</text:p>
      <text:p text:style-name="P1"/>
      <text:p text:style-name="P1">Lucy was wanting to get into something, so I told her about the Orange Moon/orange soda release party, and she wanted to go, so I walked home, changed shoes and dropped off my bag before walking back to the brewpump and hopping in the car with her.</text:p>
      <text:p text:style-name="P1"><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1"><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35"><text:span text:style-name="T3"><text:s text:c="3"/>I walked to the Country Club, drank a soda water, went home and fell asleep.</text:span></text:p>
      <text:p text:style-name="P35"><text:span text:style-name="T3"/></text:p>
      <text:p text:style-name="P4"><text:span text:style-name="T6">III.XVII</text:span></text:p>
      <text:p text:style-name="P4"><text:span text:style-name="T1"/></text:p>
      <text:p text:style-name="P4"><text:span text:style-name="T1">I woke and legitimately thought J. Lloyd, Hannah &amp; Lucy had started a funk band, but couldn’t figure out when I would have seen them. I felt kinda hungover.</text:span></text:p>
      <text:p text:style-name="P4"><text:soft-page-break/><text:span text:style-name="T1"><text:s text:c="3"/>I drank coffee, played Wordle, texted w/ Hannah, drove my mom to the airport, came home, made peas n’ noodles, cleaned a little and drove to highfive </text:span><text:span text:style-name="T2">on the river.</text:span></text:p>
      <text:p text:style-name="P4"><text:span text:style-name="T2"><text:s text:c="3"/>It was blustery, but I had two delicious coffees and a nice chat w/ hannah. I drove to aldi &amp; ingles after that, came home and wrote in my journal.</text:span></text:p>
      <text:p text:style-name="P4"><text:span text:style-name="T2"/></text:p>
      <text:p text:style-name="P5"><text:span text:style-name="T7">. . .</text:span></text:p>
      <text:p text:style-name="P5"><text:span text:style-name="T2"/></text:p>
      <text:p text:style-name="P6"><text:span text:style-name="T1">I took a bath, made my bed, moved the lamp, read, looked at instagram, listened to two Dream Theater songs, tried to meditate, read, looked at my phone, read, talked to hannah and wrote in my journal.</text:span></text:p>
      <text:p text:style-name="P6"><text:span text:style-name="T1"/></text:p>
      <text:p text:style-name="P6"><text:span text:style-name="T6">III.XVIII</text:span></text:p>
      <text:p text:style-name="P6"><text:span text:style-name="T6"/></text:p>
      <text:p text:style-name="P28"><text:span text:style-name="T6">I woke around 9, made coffee, looked at my phone, read, ate fruit, made more coffee, moved the Coop so Erica could go to Atlanta, made noodles n’ peas, ate, took a bath and wrote in my journal.</text:span></text:p>
      <text:p text:style-name="P28"><text:span text:style-name="T6"/></text:p>
      <text:p text:style-name="P7"><text:span text:style-name="T6">. . .</text:span></text:p>
      <text:p text:style-name="P7"><text:span text:style-name="T6"/></text:p>
      <text:p text:style-name="P28"><text:span text:style-name="T6">I set an alarm for 413 without realizing it was AM and settled in for what I thought would be a 30min nap, but I went 20m over and woke in a panic. I was able to recover, but had ridden the nap line dangerously close.</text:span></text:p>
      <text:p text:style-name="P28"><text:span text:style-name="T6"><text:s text:c="3"/>I went to Goodwill and the brewpump before driving down to hendrix. Practice was a bit annoying — petty and unprofessional feeling, perhaps? I drove to Mashup, hung until intermission, said hey to Tyler Householder, then split.</text:span></text:p>
      <text:p text:style-name="P28"><text:span text:style-name="T6"><text:s text:c="3"/>I came home, made two bagels, ate a bunch of fruit and wrote in my journal.</text:span></text:p>
      <text:p text:style-name="P28"><text:span text:style-name="T6"/></text:p>
      <text:p text:style-name="P6"><text:soft-page-break/><text:span text:style-name="T6">III.XIX</text:span></text:p>
      <text:p text:style-name="P6"><text:span text:style-name="T6"/></text:p>
      <text:p text:style-name="P29"><text:span text:style-name="T6">I woke to a canceled shed hang and felt very unsure what to do with my day — almost lonely, even. I eventually walked to aldi for grapes. I stopped in the market and inspected the soups before agree4ing to meet cait at the brewpump.</text:span></text:p>
      <text:p text:style-name="P29"><text:span text:style-name="T6"><text:s text:c="3"/>We hung mostly with Grant for the customary two ciders before she invited me over to smoke the bong. I wanted to move the Mini out of the driveway, so we went to my house for a few minutes first.</text:span></text:p>
      <text:p text:style-name="P29"><text:span text:style-name="T6"><text:s text:c="3"/>We decided to catch the last bits of equinox sun at newbelgium. Actually, first, we had lunch. We shared a GF veg sandwich cait had grabbed from the market, a salad from Homegrown and a grilled cheese.</text:span></text:p>
      <text:p text:style-name="P29"><text:span text:style-name="T6"><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span></text:p>
      <text:p text:style-name="P29"><text:span text:style-name="T6"><text:s text:c="3"/>I drove home and almost let her know I would be interested in having sex with her, but I decided to save it for a time when she wasn’t on dabs, adderal, blow &amp; eight ciders.</text:span></text:p>
      <text:p text:style-name="P29"><text:span text:style-name="T6"/></text:p>
      <text:p text:style-name="P8"><text:span text:style-name="T6">III.XX</text:span></text:p>
      <text:p text:style-name="P9"><text:span text:style-name="T1"/></text:p>
      <text:p text:style-name="P8"><text:span text:style-name="T1">I woke, made coffee, made my bed, ate fruit and wrote in my journal.</text:span></text:p>
      <text:p text:style-name="P8"><text:span text:style-name="T1"><text:s text:c="3"/>I left the house, got a coffee from battlecat, walked to the avlclub, got another, sat in bartel pritchard, and then walked to loretta’s. I sat in the window and looked at the menu til fursty came in behind me.</text:span></text:p>
      <text:p text:style-name="P8"><text:span text:style-name="T1"><text:s text:c="3"/>We chatted until I decided I didn’t want to eat yet and he had to get back to work. I decided to see </text:span><text:soft-page-break/><text:span text:style-name="T1">if the market on wawllst had na guinness and ran into eden right outside, who was going to a job interview. I was excited to tell her I had quit drinking. She has been thinking of doing the same.</text:span></text:p>
      <text:p text:style-name="P8"><text:span text:style-name="T1"><text:s text:c="3"/>I peed at the Grey Schmeagle, said hi to Jess and walked to the Whale, where the bartender was even more excited than me to have na guinness. I sat in the sun, sipped excitedly on it and wrote in my journal.</text:span></text:p>
      <text:p text:style-name="P8"><text:span text:style-name="T1"/></text:p>
      <text:p text:style-name="P9"><text:span text:style-name="T6">. . .</text:span></text:p>
      <text:p text:style-name="P9"><text:span text:style-name="T1"/></text:p>
      <text:p text:style-name="P10"><text:span text:style-name="T1">I walked home, loaded my drums into the minicooper and made a mason jar of peas n’ noodles. I drove to the brewpump and ate them with a cup of Starry. There was no one hanging out there, so I decided I would loiter at the Getaway instead.</text:span></text:p>
      <text:p text:style-name="P10"><text:span text:style-name="T1"><text:s text:c="3"/>I forgot what an old drunk biker bar it really was, and so I really felt like a character drinking coffee and Athletic with my long hair and david sedaris book. I was probably there for three hours before frantic Ryan showed up.</text:span></text:p>
      <text:p text:style-name="P10"><text:span text:style-name="T1"><text:s text:c="3"/>The radio sound people were literal opposites of the gruff bikers, and I longed for an energy somewhere in the middle, which is where Hannah came in. As we played, I watched her go from grumpy to tipsy on cherry cider, from dissociated to pool shark.</text:span></text:p>
      <text:p text:style-name="P10"><text:span text:style-name="T1"><text:s text:c="3"/>I forgot to mention how the owner of the market took a liking to me, randomly saw me wasting time at the bar and showed up later hoping I would be his friend. The whole bar cleared out except for me, him and hannah.</text:span></text:p>
      <text:p text:style-name="P10"><text:span text:style-name="T1"><text:s text:c="3"/>I drove home, made bagels and texted hannah a bit before falling into a deep sleep. We were both feeling grumpy/cranky about transitions in our lives, but I told her we got this.</text:span></text:p>
      <text:p text:style-name="P10"><text:soft-page-break/><text:span text:style-name="T1"><text:s text:c="3"/>“Night night,” we said.</text:span></text:p>
      <text:p text:style-name="P10"><text:span text:style-name="T1"/></text:p>
      <text:p text:style-name="P10"><text:span text:style-name="T6">III.XXI</text:span></text:p>
      <text:p text:style-name="P10"><text:span text:style-name="T6"/></text:p>
      <text:p text:style-name="P30"><text:span text:style-name="T6">I had a marathon of dreams complete with all the characters of my life, and all more realistic than the Getaway had been. I woke at 1030, brushed my teeth, got dressed and bee-lined for the avlclub, where dennis was working his last shift.</text:span></text:p>
      <text:p text:style-name="P30"><text:span text:style-name="T6"><text:s text:c="3"/>I drank a coffee in bartel pritchard, meditated and wrote in my journal.</text:span></text:p>
      <text:p text:style-name="P30"><text:span text:style-name="T6"/></text:p>
      <text:p text:style-name="P11"><text:span text:style-name="T6">. . .</text:span></text:p>
      <text:p text:style-name="P11"><text:span text:style-name="T1"/></text:p>
      <text:p text:style-name="P10"><text:span text:style-name="T1">I ordered one more coffee and drank it in front of the library, where I talked to two nearly incoherent zen masters, then meditated. I recommended lucy park in montford and took a pee at All Day Darling.</text:span></text:p>
      <text:p text:style-name="P10"><text:span text:style-name="T1"><text:s text:c="3"/>We walked to the Grey Schmeagle, where the cook failed at making coffee, knowing what cava was, how to pour a beer. We walked to Taco Billy, where lucy drank a mimosa.</text:span></text:p>
      <text:p text:style-name="P10"><text:span text:style-name="T1"><text:s text:c="3"/>We sat on the hill, and when lucy went to talk to people she knew, I meditated, and then wrote a sentence in my journal. We walked to the crazy gas station by Harvest Records, where lucy got a bag of hot Takis and a single-serve box of Bota.</text:span></text:p>
      <text:p text:style-name="P10"><text:span text:style-name="T1"><text:s text:c="3"/>We walked to my house where I made bagels, listened to the new drdog song. We sat on the porch for a while, and — no, first I took lucy to her car. I wrote in my journal on the porch while she went to the liquor store.</text:span></text:p>
      <text:p text:style-name="P10"><text:span text:style-name="T1"><text:s text:c="3"/>After that is when she vented on the porch. We watched Deadpool and I got a little horny. But by the time the movie was over, she was drunk and breaking things. I should have offered to drive her home, but the thought was too much. She drove </text:span><text:soft-page-break/><text:span text:style-name="T1">herself. I made plain noodles and wrote in my journal.</text:span></text:p>
      <text:p text:style-name="P10"><text:span text:style-name="T1"><text:s text:c="3"/>She just texted me saying she’s home safe. I’m halfway tempted to walk around a 24-hour ingles, but I don’t know what I would buy.</text:span></text:p>
      <text:p text:style-name="P10"><text:span text:style-name="T1"/></text:p>
      <text:p text:style-name="P10"><text:span text:style-name="T6">III.XXII</text:span></text:p>
      <text:p text:style-name="P10"><text:span text:style-name="T1"/></text:p>
      <text:p text:style-name="P12"><text:span text:style-name="T1">I woke after 10, went downstairs, made a coffee, talked with erica. I mentioned how I thought my dad might be disappointed that I had quit drinking, and she said, “You quit drinking??”</text:span></text:p>
      <text:p text:style-name="P12"><text:span text:style-name="T1"><text:s text:c="3"/>I made another coffee, came up stairs and wrote in my journal.</text:span></text:p>
      <text:p text:style-name="P12"><text:span text:style-name="T1"/></text:p>
      <text:p text:style-name="P13"><text:span text:style-name="T6">. . .</text:span></text:p>
      <text:p text:style-name="P13"><text:span text:style-name="T1"/></text:p>
      <text:p text:style-name="P14"><text:span text:style-name="T1">I spent way too long figuring out how to set the Mini audio to aux, and then drove to Sylva (in like 40m) Pops (as I just started calling him) and I hung out for a bit, then went to Innovation + Cosmic Carryout.</text:span></text:p>
      <text:p text:style-name="P14"><text:span text:style-name="T1"><text:s text:c="3"/>When I told him what an Athletic was, he said, “Oh, cuz you’re driving Mom’s car.” I said, “Yeah, sorta. I also quit drinking three weeks ago.” He said, “For good? Oh… that’s good, I guess.”</text:span></text:p>
      <text:p text:style-name="P14"><text:span text:style-name="T1"><text:s text:c="3"/>I had a kamboucha and took some to go. I cleaned my coffeemaker and headed out, stopping at lucy’s on 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span></text:p>
      <text:p text:style-name="P14"><text:span text:style-name="T1"/></text:p>
      <text:p text:style-name="P15"><text:span text:style-name="T6">. . .</text:span></text:p>
      <text:p text:style-name="P15"><text:soft-page-break/><text:span text:style-name="T1"/></text:p>
      <text:p text:style-name="P14"><text:span text:style-name="T1">I made peas n’ noodles, grabbed my drum rug out of the car, set it up in my room and sat on the floor. At some point, I stumbled upon Brian Blade’s website and felt inspired to revamp my own, which I did while listening to his latest album. I also listened to khruangbin, the new drdog song and wrote in my journal.</text:span></text:p>
      <text:p text:style-name="P14"><text:span text:style-name="T1"><text:s text:c="3"/>Erica reclaimed her bluetooth speaker but suddenly remembered she had an old pair + amp in the basement, so I gladly set those up and test them out with some Cake.</text:span></text:p>
      <text:p text:style-name="P14"><text:span text:style-name="T1"/></text:p>
      <text:p text:style-name="P14"><text:span text:style-name="T6">III.XXIII</text:span></text:p>
      <text:p text:style-name="P14"><text:span text:style-name="T1"/></text:p>
      <text:p text:style-name="P16"><text:span text:style-name="T1">I woke at nine, made coffee and listened to Shabang. I told kev I thought we could probably fit the keyboard in the Mini, but he said he would probably just drive and maybe even go to Guitar Center beforehand.</text:span></text:p>
      <text:p text:style-name="P16"><text:span text:style-name="T1"><text:s text:c="3"/>So, I drove downtown, parked at the lazoom Room and wrote in my journal while listening to youngblood Brass Band.</text:span></text:p>
      <text:p text:style-name="P16"><text:span text:style-name="T1"/></text:p>
      <text:p text:style-name="P17"><text:span text:style-name="T6">. . .</text:span></text:p>
      <text:p text:style-name="P17"><text:span text:style-name="T1"/></text:p>
      <text:p text:style-name="P16"><text:span text:style-name="T1">I loaded my drums onto the bus when it arrived. Kevin, dulci, Charlie and I sound checked for Kyle, but David was hosting. We played </text:span><text:span text:style-name="T9">Sweet Sweet Baby, What’s Up, Bag of Hammers </text:span><text:span text:style-name="T4">and</text:span><text:span text:style-name="T9"> Valerie</text:span><text:span text:style-name="T4"> on the way to Highland. We all hung out on the bus once we got there.</text:span></text:p>
      <text:p text:style-name="P16"><text:span text:style-name="T4"><text:s text:c="3"/>On the way to newbelgium, we played </text:span><text:span text:style-name="T9">Strawberry Wine, Flowers, Marry You, Debra</text:span><text:span text:style-name="T4"> and surely one other. I ordered a ginger beer from the bar.</text:span></text:p>
      <text:p text:style-name="P16"><text:span text:style-name="T4"><text:s text:c="3"/>We discussed playing </text:span><text:span text:style-name="T9">Zombie</text:span><text:span text:style-name="T4"> by The Cranberries but decided it was too topical for the bus, so we </text:span><text:soft-page-break/><text:span text:style-name="T4">were surprised when David asked if we knew it. For the first time, we let a passenger sing a request. We followed it with </text:span><text:span text:style-name="T9">Tubthumping</text:span><text:span text:style-name="T4"> and then mostly all got coffees at Summit.</text:span></text:p>
      <text:p text:style-name="P16"><text:span text:style-name="T4"><text:s text:c="3"/>Charlie led us through </text:span><text:span text:style-name="T9">Margaritaville</text:span><text:span text:style-name="T4"> on the way back downtown, followed by </text:span><text:span text:style-name="T9">Friends in Low Places, Livin’ on a Prayer </text:span><text:span text:style-name="T4">and </text:span><text:span text:style-name="T9">We Are the Champions</text:span><text:span text:style-name="T4">. Dulci spotted me $10 for a burrito from Mamacita’s, and then we did it all again.</text:span></text:p>
      <text:p text:style-name="P16"><text:span text:style-name="T4"><text:s text:c="3"/>It was cold now, so I packed my drums, sped to ingles, bought pretzel shells, grapes and came home where I took a bath, made peas n’ noodles + arugula &amp; pretzel shell crumbles and then wrote in my journal.</text:span></text:p>
      <text:p text:style-name="P16"><text:span text:style-name="T4"/></text:p>
      <text:p text:style-name="P17"><text:span text:style-name="T8">. . .</text:span></text:p>
      <text:p text:style-name="P17"><text:span text:style-name="T4"/></text:p>
      <text:p text:style-name="P16"><text:span text:style-name="T4">I fell asleep very full with a bag of grapes next to me, waking periodically and eating 2-4 of them with a sip of bubbly water.</text:span></text:p>
      <text:p text:style-name="P16"><text:span text:style-name="T4"><text:s text:c="3"/>I woke at 530, put on </text:span><text:span text:style-name="T9">May the Lord Watch</text:span><text:span text:style-name="T4">, cleaned my room, smoked a bowl and wrote in my journal. I put on a Brian Blade record and slept soundly.</text:span></text:p>
      <text:p text:style-name="P16"><text:span text:style-name="T4"/></text:p>
      <text:p text:style-name="P16"><text:span text:style-name="T8">III.XXIV</text:span></text:p>
      <text:p text:style-name="P16"><text:span text:style-name="T4"/></text:p>
      <text:p text:style-name="P16"><text:span text:style-name="T4">I woke at 11 to a text from cait; her tum would probably be unfit for a walk. I pulled erica’s truck further forward and parked the Mini behind it. Then, I packed my drums into their bags, made a coffee and wrote in my journal.</text:span></text:p>
      <text:p text:style-name="P16"><text:span text:style-name="T4"/></text:p>
      <text:p text:style-name="P17"><text:span text:style-name="T8">. . .</text:span></text:p>
      <text:p text:style-name="P17"><text:span text:style-name="T4"/></text:p>
      <text:p text:style-name="P18"><text:span text:style-name="T4">Cait felt too depressed to take a walk, a feeling which then spread to me. Around 230, I set off for aldi and bought grapes, citrus, bananas, peas. I </text:span><text:soft-page-break/><text:span text:style-name="T4">texted cait, “I can give you another chance,” and she replied, “Haha, right on.”</text:span></text:p>
      <text:p text:style-name="P18"><text:span text:style-name="T4"><text:s text:c="3"/>I sat with michel, kari and Maria for a moment at the brewpump and then walked home, unpacked my groceries, made a coffee and wrote in my journal. I texted w/ hannah, walked to the market for toothpaste &amp; chicken noodle soup, ate it at the brewpump, came home, looked at my phone and wrote in my journal.</text:span></text:p>
      <text:p text:style-name="P18"><text:span text:style-name="T4"/></text:p>
      <text:p text:style-name="P19"><text:span text:style-name="T8">. . .</text:span></text:p>
      <text:p text:style-name="P19"><text:span text:style-name="T4"/></text:p>
      <text:p text:style-name="P18"><text:span text:style-name="T4">I was content with my solitude but also worried about cait. I fell asleep very early, maybe nine?</text:span></text:p>
      <text:p text:style-name="P18"><text:span text:style-name="T4"/></text:p>
      <text:p text:style-name="P18"><text:span text:style-name="T8">III.XXV</text:span></text:p>
      <text:p text:style-name="P18"><text:span text:style-name="T4"/></text:p>
      <text:p text:style-name="P20"><text:span text:style-name="T4">I woke at nine after lots of dreams with strangers. My three blankets were very heavy. I made a coffee, listened to </text:span><text:span text:style-name="T9">Magnolia</text:span><text:span text:style-name="T4"> by Okonski and wrote in my journal.</text:span></text:p>
      <text:p text:style-name="P20"><text:span text:style-name="T4"><text:s text:c="3"/>It was still too cold to go for a walk at eleven, so I made another coffee and put on </text:span><text:span text:style-name="T9">The Wind Rises</text:span><text:span text:style-name="T4">.</text:span></text:p>
      <text:p text:style-name="P20"><text:span text:style-name="T4"/></text:p>
      <text:p text:style-name="P23"><text:span text:style-name="T8">. . .</text:span></text:p>
      <text:p text:style-name="P23"><text:span text:style-name="T4"/></text:p>
      <text:p text:style-name="P20"><text:span text:style-name="T4">It was close to one when I started getting my things together to leave the house. The weather was inviting at first, but the further I walked, the more the wind blew in my face. “The wind rises; you must live.” I stopped into battlecat, ordered a latte and wrote in my journal</text:span><text:span text:style-name="T5">.</text:span></text:p>
      <text:p text:style-name="P20"><text:span text:style-name="T5"/></text:p>
      <text:p text:style-name="P23"><text:span text:style-name="T4">. . .</text:span></text:p>
      <text:p text:style-name="P20"><text:span text:style-name="T5"/></text:p>
      <text:p text:style-name="P31"><text:span text:style-name="T6">I talked with Jess for a minute and decided I would continue downtown. I walked to the bank, had a </text:span><text:soft-page-break/><text:span text:style-name="T6">coffee at avlclub, walked to Jack of the Wood, had a na guinness, walked back to battlecat for a cup of coffee, ordered some veggie dumplings from Lil’ Nick, ate them on my walk home, listened to a Big Fur album, took a bath, made peas n’ noodles and wrote in my journal.</text:span></text:p>
      <text:p text:style-name="P20"><text:span text:style-name="T5"/></text:p>
      <text:p text:style-name="P23"><text:span text:style-name="T4">. . .</text:span></text:p>
      <text:p text:style-name="P23"><text:span text:style-name="T5"/></text:p>
      <text:p text:style-name="P31"><text:span text:style-name="T6">I looked at my phone for a while, listened to some 311 and walked up to the Mashup. I snuck in the back and ordered a kombucha and a sparkling lemonade.</text:span></text:p>
      <text:p text:style-name="P31"><text:span text:style-name="T6"><text:s text:c="3"/>I drove cait’s car toward country karaoke, but saw lucy walking outside of Weirdo Central and parked the car. She hollered to see if we needed anything and I said, “Rap Snacks!”</text:span></text:p>
      <text:p text:style-name="P31"><text:span text:style-name="T6"><text:s text:c="3"/>we hung at karaoke until 230. then, lucy bought three hot dogs and we went to cait’s house where we listened to music and played charades until 430. I walked home in the mist, ate some fruit and wrote in my journal.</text:span></text:p>
      <text:p text:style-name="P31"><text:span text:style-name="T6"/></text:p>
      <text:p text:style-name="P20"><text:span text:style-name="T6">III.XXVI</text:span></text:p>
      <text:p text:style-name="P20"><text:span text:style-name="T1"/></text:p>
      <text:p text:style-name="P26"><text:span text:style-name="T1">Woke to a rainy day, lisented to </text:span><text:span text:style-name="T9">May the Lord Watch</text:span><text:span text:style-name="T4">, drank coffee, ate fruit and pretzel shells, listened to Kokoroko, fell asleep, woke, made coffee, updated my calendar, listened to </text:span><text:span text:style-name="T9">Madvillany</text:span><text:span text:style-name="T4"> and wrote in my journal.</text:span></text:p>
      <text:p text:style-name="P26"><text:span text:style-name="T4"><text:s text:c="3"/>I made noodles n’ peas w/ pretzel crumbles, looked at my phone and listened to Shintaro Sakamoto. Then, spotify recommended I listen to Illinoise — what a long album! I put on the Kokoroko album after that and fell asleep.</text:span></text:p>
      <text:p text:style-name="P26"><text:span text:style-name="T4"/></text:p>
      <text:p text:style-name="P26"><text:span text:style-name="T8">III.XXVII</text:span></text:p>
      <text:p text:style-name="P26"><text:span text:style-name="T4"/></text:p>
      <text:p text:style-name="P26"><text:soft-page-break/><text:span text:style-name="T4">It was a little harder to get up than I expected, so I put a coffee in my to-go cup, brushed my teeth, got dressed, packed my bag and left the house. I walked to avlclub, ordered another coffee and wrote in my journal.</text:span></text:p>
      <text:p text:style-name="P26"><text:span text:style-name="T4"><text:s text:c="3"/>I lost a game of chess to isaiah, ordered another coffee, lost a game to Nate, ordered a latte and walked to the west side. I stopped in the bottle shop, bought a four-pack of GuinNA, walked to the brewpump, sat on the stage, listened to the everexpanding album and then wrote in my journal.</text:span></text:p>
      <text:p text:style-name="P21"><text:span text:style-name="T5"/></text:p>
      <text:p text:style-name="P24"><text:span text:style-name="T4">. . .</text:span></text:p>
      <text:p text:style-name="P24"><text:span text:style-name="T5"/></text:p>
      <text:p text:style-name="P33"><text:span text:style-name="T8">Derek, Travis and I helped myles complete the Mountain Xpress crossword, and then I made peas n’ noodles, dropped off a bag at Ryan &amp; Melissa’s house, went to kev’s, ate my food on their porch and drove us all to the shed, where we had everexpanding rehearsal as a nine-piece for the first time (and pizza.)</text:span></text:p>
      <text:p text:style-name="P33"><text:span text:style-name="T8"><text:s text:c="3"/>I dropped kevin &amp; alyse off and sped to a show downtown at the onestop, then had friends over til 6AM.</text:span></text:p>
      <text:p text:style-name="P33"><text:span text:style-name="T8"/></text:p>
      <text:p text:style-name="P26"><text:span text:style-name="T8">III.XVIII</text:span></text:p>
      <text:p text:style-name="P26"><text:span text:style-name="T4"/></text:p>
      <text:p text:style-name="P27"><text:span text:style-name="T4">I hid in bed, ate pickle chips, drank coffee and an Athletic until about 320, when I moved the Mini, got dressed and laid my rug out in the back of the truck. I also wrote in my journal.</text:span></text:p>
      <text:p text:style-name="P22"><text:span text:style-name="T5"/></text:p>
      <text:p text:style-name="P25"><text:span text:style-name="T4">. . .</text:span></text:p>
      <text:p text:style-name="P25"><text:span text:style-name="T5"/></text:p>
      <text:p text:style-name="P34"><text:span text:style-name="T8">I drove to kev’s house, smoked a bowl in the front yard and drove to the shed, where we loaded </text:span><text:span text:style-name="T10">all</text:span><text:span text:style-name="T8"> the gear. Kev and I grabbed coffees on our way to </text:span><text:soft-page-break/><text:span text:style-name="T8">Revolve, where we loaded in the gear, set up and eventually played through the Ever-Expanding record for a small crowd and many cameras.</text:span></text:p>
      <text:p text:style-name="P34"><text:span text:style-name="T8"><text:s text:c="3"/>We socialized while packing up. I took the truck home, fetched the Mini and spent $30 on a burger, fries and Sprite at the Pub. I watched UNC lose their tournament game and gave my friend Jill a hug. I drove home and fell fast asleep.</text:span></text:p>
      <text:p text:style-name="P34"><text:span text:style-name="T8"/></text:p>
      <text:p text:style-name="P27"><text:span text:style-name="T8">III.XXIX</text:span></text:p>
      <text:p text:style-name="P27"><text:span text:style-name="T4"/></text:p>
      <text:p text:style-name="P27"><text:span text:style-name="T4">I woke at 8 and looked at instagram. The sound of the door being locked when we were ready to perform at Revolve was suck in my head. The Nap Ministry shared a link to Beyonce’s cover of </text:span><text:span text:style-name="T9">Blackbird</text:span><text:span text:style-name="T4">, so I listened to that whole album and fell right back asleep until 1130.</text:span></text:p>
      <text:p text:style-name="P27"><text:span text:style-name="T4"><text:s text:c="3"/>I woke, got dressed, brushed &amp; flossed and headed for downtown. I ordered a coffee from avlclub, did some social media, went over to bartel pritchard and wrote in my journal.</text:span></text:p>
      <text:p text:style-name="P22"><text:span text:style-name="T5"/></text:p>
      <text:p text:style-name="P25"><text:span text:style-name="T4">. . .</text:span></text:p>
      <text:p text:style-name="P25"><text:span text:style-name="T5"/></text:p>
      <text:p text:style-name="P32"><text:span text:style-name="T4"/></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oft-page-break/><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28"><text:span text:style-name="T6"/></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oft-page-break/><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5T16:00:02.234926730</dc:date>
    <meta:editing-duration>P3DT4M7S</meta:editing-duration>
    <meta:editing-cycles>68</meta:editing-cycles>
    <meta:generator>LibreOffice/7.3.7.2$Linux_X86_64 LibreOffice_project/30$Build-2</meta:generator>
    <meta:print-date>2024-07-05T12:59:59.066400396</meta:print-date>
    <meta:document-statistic meta:table-count="0" meta:image-count="0" meta:object-count="0" meta:page-count="24" meta:paragraph-count="183" meta:word-count="5639" meta:character-count="29351" meta:non-whitespace-character-count="23669"/>
  </office:meta>
</office:document-meta>
</file>